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master-page-name="Standard">
      <style:paragraph-properties style:page-number="auto"/>
    </style:style>
    <style:style style:name="T1" style:family="text">
      <style:text-properties fo:font-size="16pt" fo:font-weight="bold" style:font-size-asian="16pt" style:font-weight-asian="bold" style:font-size-complex="16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fo:font-weight="bold" style:font-weight-asian="bold"/>
    </style:style>
    <style:style style:name="T5" style:family="text">
      <style:text-properties officeooo:rsid="0000fbac"/>
    </style:style>
    <style:style style:name="T6" style:family="text">
      <style:text-properties officeooo:rsid="00018017"/>
    </style:style>
    <style:style style:name="T7" style:family="text">
      <style:text-properties officeooo:rsid="00035718"/>
    </style:style>
    <style:style style:name="T8" style:family="text">
      <style:text-properties officeooo:rsid="0004b426"/>
    </style:style>
    <style:style style:name="T9" style:family="text">
      <style:text-properties officeooo:rsid="0005b7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arvalow Club // Le site :</text:span></text:p>
      <text:p text:style-name="Standard"/>
      <text:p text:style-name="P1"/>
      <text:p text:style-name="Standard"><text:span text:style-name="T3">Texte de présentation :</text:span></text:p>
      <text:p text:style-name="P2">Sur fond de musique, tatouage, low rider &amp; graffiti, le Narvalow Club a pour vocation de regrouper les acteurs de l’identité montreuilloise sous une seule et même bannière, celle des Narvalow. Car bien plus qu’un simple club, le Narvalow Club, c’est avant tout un état d’esprit.</text:p>
      <text:p text:style-name="P2"/>
      <text:p text:style-name="P2"><text:span text:style-name="T4">­Le Narvalow Club est avant tout une structure qui accueille des projets artistiques de tous horizons.</text:span> L’une des fiertés du club est de pouvoir dire que ce n’est pas parce qu’il vient de Montreuil-sous-Bois qu’il se cantonne à la culture street Hip-Hop, loin de là ! Tatouage, Street Art, couture, gravure, sérigraphie, musique, peinture, graphisme, photographie…</text:p>
      <text:p text:style-name="P2"/>
      <text:p text:style-name="P2">Le Narvalow Club s’est fixé pour ambition <text:span text:style-name="T4">la création d’événement multi-facettes qui soient de véritables rassemblements humain.</text:span> Des rassemblements propices à l’échange, aux rencontres et à la naissance de nouveaux projets.</text:p>
      <text:p text:style-name="P2"/>
      <text:p text:style-name="P2">Partant du principe qu’un service donné est toujours un service rendu, le Club a pour ambition de regroupes un maximum de compétences et d’accumuler un maximum de contact pour que les projets qu’il met en place se fassent rapidement, efficacement et toujours plus facilement. <text:span text:style-name="T4">Le plus grand de ces rassemblements se situe en juillet</text:span>, aux environs de la date anniversaire de la création du Narvalow Club. Le <text:span text:style-name="T4">NARVALOW CITY SHOW</text:span>, est en passe de devenir un évènement majeur de la scène urbaine d’Ile-de-France.</text:p>
      <text:p text:style-name="P2"/>
      <text:p text:style-name="P2"/>
      <text:p text:style-name="P2"/>
      <text:p text:style-name="P2"><text:span text:style-name="T3">Texte de présentation NCS :</text:span></text:p>
      <text:p text:style-name="P2">Le Narvalow City Show est avant tout un célébration ; celle de la naissance du Narvalow club (2009). La vocation première est de proposer un événement humain, festif, regroupant différents artistes issus de la scène Hip-Hop actuelle française dans un cadre atypique (les murs à pêches). Sur une ou deux journées, l’équipe associative accueillera un public de toute la région Ile-de-France, voir national (Toulouse, Bordeaux, Lille, Lyon, Besançon) et européen (Belgique, Suisse, Italie…). Brise les incompréhensions, créer un pont entre les actions culturelles des quartiers et les manifestations à l’échelle de la ville. Le NARVALOW CLUB fonde sa démarche sur la possibilité d’inscrire les projets qu’il défend non dans la qualification restrictive de « cultures de quartier » mais dans celle de culture tout court. Le Narvalow City Show a pour but de créer une véritable dynamique d’échange et d’ouverture pour les habitant de Montreuil. Regrouper le public, mais aussi les artistes sous une seule et même identité lors d’un moment fort et symbolique. Des artistes comme Zoxea, 1995, Demi Portion, Swift Guad, Sniper, La Canaille, Soklak, Azrock, Scred <text:soft-page-break/>Connexion et bien d’autres sont venus célébrer avec nous ce jour spécial lors lors d’un live-marathon de plus de 10h. Avec plus 800 personnes lors de la première édition, 1200 la seconde et 2000 pour la troisième, l’édition de cette année s’annonce d’ores et déjà comme l’événement majeur de ce début d’été…</text:p>
      <text:p text:style-name="P2"/>
      <text:p text:style-name="P2"/>
      <text:p text:style-name="Standard"><text:span text:style-name="T2">Rubriques :</text:span></text:p>
      <text:p text:style-name="Standard"/>
      <text:p text:style-name="Standard">Narvalow Club / <text:span text:style-name="T5">Actualités</text:span> / <text:span text:style-name="T5">Galerie / </text:span>Boutique / Contacts</text:p>
      <text:p text:style-name="P2"/>
      <text:p text:style-name="P2"/>
      <text:p text:style-name="P2">NARVALOW CLUB : Textes</text:p>
      <text:p text:style-name="P2">ACTUALITES: Textes + photos + videos <text:span text:style-name="T5">+ liens + concours + lien vers le Mouv'</text:span></text:p>
      <text:p text:style-name="P2">EVENEMENTS : Ph<text:span text:style-name="T9">o</text:span>tos + Videos + Dates </text:p>
      <text:p text:style-name="P2">BOUTIQUE : Photos + Liens</text:p>
      <text:p text:style-name="P2">CONTACTS : Fb + Tw + Insta + Mail <text:span text:style-name="T6">+ (inspi chiffres simplon) les chiffres de l'asso</text:span></text:p>
      <text:p text:style-name="P2"><text:bookmark text:name="_GoBack"/></text:p>
      <text:p text:style-name="P2"/>
      <text:p text:style-name="P2">References sites :</text:p>
      <text:p text:style-name="P2"/>
      <text:p text:style-name="P2"><text:a xlink:type="simple" xlink:href="http://simplon.co/">http://simplon.co/</text:a></text:p>
      <text:p text:style-name="P2"><text:a xlink:type="simple" xlink:href="http://www.electrolab.fr/">http://www.electrolab.fr/</text:a></text:p>
      <text:p text:style-name="P2"><text:a xlink:type="simple" xlink:href="http://www.mouv.fr/">http://www.mouv.fr/</text:a></text:p>
      <text:p text:style-name="P2"><text:a xlink:type="simple" xlink:href="http://co3.lemouv.fr/#/axel/">http://co3.lemouv.fr/#/axel/</text:a> <text:span text:style-name="T7">(le menu cocotte + les détails sur des éléments précis pour l'event principal + les petits sons)</text:span></text:p>
      <text:p text:style-name="P2"><text:a xlink:type="simple" xlink:href="http://adamrudzki.com/">http://adamrudzki.com/</text:a><text:a xlink:type="simple" xlink:href="http://adamrudzki.com/#">#</text:a> <text:span text:style-name="T8">(la frise chronologique dynamique pour l'acutalité)</text:span></text:p>
      <text:p text:style-name="P2"><text:a xlink:type="simple" xlink:href="http://thebrave.pl/#clients">http://thebrave.pl/#clients</text:a> <text:span text:style-name="T8">(les transitions entre les rubriques)</text:span></text:p>
      <text:p text:style-name="P2"><text:a xlink:type="simple" xlink:href="http://www.ascap.com/100/#film">http://www.ascap.com/100/#film</text:a> <text:span text:style-name="T8">(vidéo en background qui se lance toute seule + la frise chrono pour les archive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Droid Sans Fallback"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Droid Sans Fallback"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ilisateur de Microsoft Office</meta:initial-creator>
    <meta:editing-cycles>7</meta:editing-cycles>
    <meta:creation-date>2015-04-23T19:25:00</meta:creation-date>
    <dc:date>2015-04-24T18:49:46.396429328</dc:date>
    <meta:editing-duration>PT27M10S</meta:editing-duration>
    <meta:generator>LibreOffice/4.2.7.2$Linux_X86_64 LibreOffice_project/420m0$Build-2</meta:generator>
    <meta:document-statistic meta:table-count="0" meta:image-count="0" meta:object-count="0" meta:page-count="2" meta:paragraph-count="23" meta:word-count="576" meta:character-count="3678" meta:non-whitespace-character-count="31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